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023271918" calcext:value-type="float">
            <text:p>1,023271918</text:p>
          </table:table-cell>
          <table:table-cell office:value-type="float" office:value="0.5940549374" calcext:value-type="float">
            <text:p>0,5940549374</text:p>
          </table:table-cell>
          <table:table-cell office:value-type="float" office:value="0.0006548359524" calcext:value-type="float">
            <text:p>0,000654836</text:p>
          </table:table-cell>
          <table:table-cell office:value-type="float" office:value="0.00003274179835" calcext:value-type="float">
            <text:p>3,274179835E-0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1.050537944" calcext:value-type="float">
            <text:p>1,050537944</text:p>
          </table:table-cell>
          <table:table-cell office:value-type="float" office:value="0.5970870852" calcext:value-type="float">
            <text:p>0,5970870852</text:p>
          </table:table-cell>
          <table:table-cell office:value-type="float" office:value="0.0004575462372" calcext:value-type="float">
            <text:p>0,0004575462</text:p>
          </table:table-cell>
          <table:table-cell office:value-type="float" office:value="0.00003268187356" calcext:value-type="float">
            <text:p>3,268187356E-00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1.088472724" calcext:value-type="float">
            <text:p>1,088472724</text:p>
          </table:table-cell>
          <table:table-cell office:value-type="float" office:value="0.5999703407" calcext:value-type="float">
            <text:p>0,5999703407</text:p>
          </table:table-cell>
          <table:table-cell office:value-type="float" office:value="0.001663405099" calcext:value-type="float">
            <text:p>0,0016634051</text:p>
          </table:table-cell>
          <table:table-cell office:value-type="float" office:value="0.00003261578604" calcext:value-type="float">
            <text:p>3,261578604E-0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1.078903675" calcext:value-type="float">
            <text:p>1,078903675</text:p>
          </table:table-cell>
          <table:table-cell office:value-type="float" office:value="0.5969727039" calcext:value-type="float">
            <text:p>0,5969727039</text:p>
          </table:table-cell>
          <table:table-cell office:value-type="float" office:value="0.001651393948" calcext:value-type="float">
            <text:p>0,0016513939</text:p>
          </table:table-cell>
          <table:table-cell office:value-type="float" office:value="0.00003238027421" calcext:value-type="float">
            <text:p>3,238027421E-0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64" calcext:value-type="float">
            <text:p>16064</text:p>
          </table:table-cell>
          <table:table-cell office:value-type="float" office:value="1.066223145" calcext:value-type="float">
            <text:p>1,066223145</text:p>
          </table:table-cell>
          <table:table-cell office:value-type="float" office:value="0.5999261141" calcext:value-type="float">
            <text:p>0,5999261141</text:p>
          </table:table-cell>
          <table:table-cell office:value-type="float" office:value="0.001029501669" calcext:value-type="float">
            <text:p>0,0010295017</text:p>
          </table:table-cell>
          <table:table-cell office:value-type="float" office:value="0.00003217192716" calcext:value-type="float">
            <text:p>3,217192716E-0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33" calcext:value-type="float">
            <text:p>16133</text:p>
          </table:table-cell>
          <table:table-cell office:value-type="float" office:value="1.0692029" calcext:value-type="float">
            <text:p>1,0692029</text:p>
          </table:table-cell>
          <table:table-cell office:value-type="float" office:value="0.5993339419" calcext:value-type="float">
            <text:p>0,5993339419</text:p>
          </table:table-cell>
          <table:table-cell office:value-type="float" office:value="0.00112121983" calcext:value-type="float">
            <text:p>0,0011212198</text:p>
          </table:table-cell>
          <table:table-cell office:value-type="float" office:value="0.00003203485539" calcext:value-type="float">
            <text:p>3,203485539E-0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18" calcext:value-type="float">
            <text:p>16218</text:p>
          </table:table-cell>
          <table:table-cell office:value-type="float" office:value="1.352163792" calcext:value-type="float">
            <text:p>1,352163792</text:p>
          </table:table-cell>
          <table:table-cell office:value-type="float" office:value="0.5980422497" calcext:value-type="float">
            <text:p>0,5980422497</text:p>
          </table:table-cell>
          <table:table-cell office:value-type="float" office:value="0.001593219233" calcext:value-type="float">
            <text:p>0,0015932192</text:p>
          </table:table-cell>
          <table:table-cell office:value-type="float" office:value="0.00006372877397" calcext:value-type="float">
            <text:p>6,372877397E-0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45" calcext:value-type="float">
            <text:p>16345</text:p>
          </table:table-cell>
          <table:table-cell office:value-type="float" office:value="1.131924987" calcext:value-type="float">
            <text:p>1,131924987</text:p>
          </table:table-cell>
          <table:table-cell office:value-type="float" office:value="0.5994397402" calcext:value-type="float">
            <text:p>0,5994397402</text:p>
          </table:table-cell>
          <table:table-cell office:value-type="float" office:value="0.0005058008828" calcext:value-type="float">
            <text:p>0,0005058009</text:p>
          </table:table-cell>
          <table:table-cell office:value-type="float" office:value="0.00003161255518" calcext:value-type="float">
            <text:p>3,161255518E-0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93" calcext:value-type="float">
            <text:p>16393</text:p>
          </table:table-cell>
          <table:table-cell office:value-type="float" office:value="1.082949996" calcext:value-type="float">
            <text:p>1,082949996</text:p>
          </table:table-cell>
          <table:table-cell office:value-type="float" office:value="0.5996621251" calcext:value-type="float">
            <text:p>0,5996621251</text:p>
          </table:table-cell>
          <table:table-cell office:value-type="float" office:value="0.0004412645358" calcext:value-type="float">
            <text:p>0,0004412645</text:p>
          </table:table-cell>
          <table:table-cell office:value-type="float" office:value="0.00003151889541" calcext:value-type="float">
            <text:p>3,151889541E-0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85" calcext:value-type="float">
            <text:p>16485</text:p>
          </table:table-cell>
          <table:table-cell office:value-type="float" office:value="1.171905041" calcext:value-type="float">
            <text:p>1,171905041</text:p>
          </table:table-cell>
          <table:table-cell office:value-type="float" office:value="0.599698782" calcext:value-type="float">
            <text:p>0,599698782</text:p>
          </table:table-cell>
          <table:table-cell office:value-type="float" office:value="0.0009088345105" calcext:value-type="float">
            <text:p>0,0009088345</text:p>
          </table:table-cell>
          <table:table-cell office:value-type="float" office:value="0.00003133912105" calcext:value-type="float">
            <text:p>3,133912105E-0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:.C11])" office:value-type="float" office:value="1.1115556122" calcext:value-type="float">
            <text:p>1,1115556122</text:p>
          </table:table-cell>
          <table:table-cell table:formula="of:=AVERAGE([.D2:.D11])" office:value-type="float" office:value="0.59841880202" calcext:value-type="float">
            <text:p>0,598418802</text:p>
          </table:table-cell>
          <table:table-cell table:formula="of:=AVERAGE([.E2:.E11])" office:value-type="float" office:value="0.00100270218977" calcext:value-type="float">
            <text:p>0,0010027022</text:p>
          </table:table-cell>
          <table:table-cell table:formula="of:=AVERAGE([.F2:.F11])" office:value-type="float" office:value="0.000035282586032" calcext:value-type="float">
            <text:p>3,5282586032E-005</text:p>
          </table:table-cell>
          <table:table-cell table:number-columns-repeated="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25:31.797521722</meta:creation-date>
    <dc:date>2014-01-27T17:34:31.525777839</dc:date>
    <meta:editing-duration>PT4M43S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